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" svg:font-family="arial, helvetica, sans-serif, kanji2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2"/>
    <style:style style:name="P2" style:family="paragraph" style:parent-style-name="Text_20_body" style:list-style-name="L13"/>
    <style:style style:name="P3" style:family="paragraph" style:parent-style-name="Text_20_body" style:list-style-name="L14"/>
    <style:style style:name="P4" style:family="paragraph" style:parent-style-name="Text_20_body" style:list-style-name="L16"/>
    <style:style style:name="P5" style:family="paragraph" style:parent-style-name="Text_20_body" style:list-style-name="L17"/>
    <style:style style:name="P6" style:family="paragraph" style:parent-style-name="Text_20_body" style:list-style-name="L20"/>
    <style:style style:name="P7" style:family="paragraph" style:parent-style-name="Text_20_body" style:list-style-name="L21"/>
    <style:style style:name="P8" style:family="paragraph" style:parent-style-name="Text_20_body" style:list-style-name="L1">
      <style:text-properties style:use-window-font-color="true" style:font-name="Times New Roman" fo:font-size="12pt" style:font-size-asian="12pt" style:font-size-complex="12pt"/>
    </style:style>
    <style:style style:name="P9" style:family="paragraph" style:parent-style-name="Text_20_body" style:list-style-name="L8">
      <style:text-properties style:use-window-font-color="true" style:font-name="Times New Roman" fo:font-size="12pt" style:font-size-asian="12pt" style:font-size-complex="12pt"/>
    </style:style>
    <style:style style:name="P10" style:family="paragraph" style:parent-style-name="Text_20_body" style:list-style-name="L9">
      <style:text-properties style:use-window-font-color="true" style:font-name="Times New Roman" fo:font-size="12pt" style:font-size-asian="12pt" style:font-size-complex="12pt"/>
    </style:style>
    <style:style style:name="P11" style:family="paragraph" style:parent-style-name="First_20_line_20_indent">
      <style:text-properties fo:color="#808080"/>
    </style:style>
    <style:style style:name="P12" style:family="paragraph" style:parent-style-name="First_20_line_20_indent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000000" style:font-name="Times New Roman1" fo:font-size="2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8pt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 UP</text:p>
      <text:p text:style-name="Standard"/>
      <text:h text:style-name="Heading_20_1" text:outline-level="1">Definición</text:h>
      <text:p text:style-name="Standard"/>
      <text:p text:style-name="P12">Es un tipo de Proceso Unificado <text:s/>que aplica un enfoque iterativo-incremental dentro de un ciclo de vida estructurado, centrandose en la naturaleza colaborativa del desarrollo de software.</text:p>
      <text:p text:style-name="P12"/>
      <text:h text:style-name="Heading_20_1" text:outline-level="1">Fases del proceso</text:h>
      <text:h text:style-name="Heading_20_10" text:outline-level="10">In<text:span text:style-name="T4">icio</text:span></text:h>
      <text:list xml:id="list41064184" text:style-name="L1">
        <text:list-item>
          <text:p text:style-name="P8">Inicio de proyecto</text:p>
        </text:list-item>
      </text:list>
      <text:list xml:id="list62405379" text:style-name="L8">
        <text:list-header>
          <text:p text:style-name="P9"><text:span text:style-name="T3">Se desarolla una vision y planificación técnica del proyecto, en base a las necesidades de los stakeholders, llegando a un acuerdo sobre el alcance.</text:span></text:p>
        </text:list-header>
      </text:list>
      <text:list xml:id="list242522548" text:style-name="L9">
        <text:list-item>
          <text:p text:style-name="P10"><text:span text:style-name="T3">Planificación y gestión de la iteración</text:span></text:p>
          <text:p text:style-name="P10"><text:span text:style-name="T3">Se inicia la iteración y se permite que los distintos miembros del equipo se inscriban a las tareas de desarrollo. Se planea el alcance y las responsabilidades de una iteración; se prepara el ambiente de desarrollo.</text:span></text:p>
        </text:list-item>
        <text:list-item>
          <text:p text:style-name="P10"><text:span text:style-name="T3">Identificación y refinamiento de los requerimientos</text:span></text:p>
          <text:p text:style-name="P10"><text:span text:style-name="T3">Se determina el alcance de trabajo mediante la identificación y perfilamiento de los requerimientos.</text:span></text:p>
        </text:list-item>
        <text:list-item>
          <text:p text:style-name="P10"><text:span text:style-name="T3">Llegar a un acuerdo técnico</text:span></text:p>
          <text:p text:style-name="P10"><text:span text:style-name="T3">Se llega a un acuerdo para desarrollar la solución</text:span></text:p>
        </text:list-item>
      </text:list>
      <text:p text:style-name="P11"/>
      <text:h text:style-name="Heading_20_10" text:outline-level="10">Elaboración</text:h>
      <text:list xml:id="list1307344712" text:style-name="L12">
        <text:list-item>
          <text:p text:style-name="P1">Planificación y gestión de iteración</text:p>
        </text:list-item>
        <text:list-item>
          <text:p text:style-name="P1">Identificación y refinamiento de los requerimientos</text:p>
        </text:list-item>
        <text:list-item>
          <text:p text:style-name="P1">Desarrollar la arquitectura</text:p>
          <text:p text:style-name="P1">Se desarrollan los requisitos de gran importancia como la arquitectura de prioridad para la iteración</text:p>
        </text:list-item>
        <text:list-item>
          <text:p text:style-name="P1">Desarrollo de solución incremental</text:p>
          <text:p text:style-name="P1">Diseñar, implementar, probar, e integrar la solución para una necesidad dentro de un contexto dado.</text:p>
        </text:list-item>
        <text:list-item>
          <text:p text:style-name="P1">Solución de pruebas</text:p>
          <text:p text:style-name="P1">Desde una perspectiva de sistema, probar y evaluar los requisitos desarrollados</text:p>
        </text:list-item>
        <text:list-item>
          <text:p text:style-name="P1">Tareas en marcha</text:p>
          <text:p text:style-name="P1">Realizar las tareas que no son necesariamente parte de la agenda del proyecto.</text:p>
        </text:list-item>
      </text:list>
      <text:p text:style-name="Text_20_body"><text:soft-page-break/></text:p>
      <text:h text:style-name="Heading_20_3" text:outline-level="3"/>
      <text:h text:style-name="Heading_20_10" text:outline-level="10">Construcción</text:h>
      <text:list xml:id="list1976311597" text:style-name="L13">
        <text:list-item>
          <text:p text:style-name="P2">Planificación y gestión de iteración</text:p>
        </text:list-item>
        <text:list-item>
          <text:p text:style-name="P2">Identificación y refinamiento de los requerimientos</text:p>
        </text:list-item>
        <text:list-item>
          <text:p text:style-name="P2">Desarrollo de solución incremental</text:p>
        </text:list-item>
        <text:list-item>
          <text:p text:style-name="P2">Solución de pruebas</text:p>
        </text:list-item>
        <text:list-item>
          <text:p text:style-name="P2">Tareas en marcha</text:p>
        </text:list-item>
        <text:list-item>
          <text:p text:style-name="P2">Desarrollar la documentación del producto y el entrenamiento</text:p>
        </text:list-item>
      </text:list>
      <text:p text:style-name="Text_20_body"/>
      <text:h text:style-name="Heading_20_10" text:outline-level="10">Transición</text:h>
      <text:list xml:id="list602263785" text:style-name="L14">
        <text:list-item>
          <text:p text:style-name="P3">Planificación y gestión de iteración</text:p>
        </text:list-item>
        <text:list-item>
          <text:p text:style-name="P3">Desarrollo de solución incremental</text:p>
        </text:list-item>
        <text:list-item>
          <text:p text:style-name="P3">Solución de pruebas</text:p>
        </text:list-item>
        <text:list-item>
          <text:p text:style-name="P3">Finalización de la documentación del producto</text:p>
        </text:list-item>
        <text:list-item>
          <text:p text:style-name="P3">Preparación del producto para el lanzamiento</text:p>
        </text:list-item>
        <text:list-item>
          <text:p text:style-name="P3">Proveer training para el producto</text:p>
        </text:list-item>
        <text:list-item>
          <text:p text:style-name="P3">Tareas en marcha</text:p>
        </text:list-item>
        <text:list-item>
          <text:p text:style-name="P3">Desplegar el lanzamiento a producción</text:p>
        </text:list-item>
      </text:list>
      <text:p text:style-name="Text_20_body"/>
      <text:p text:style-name="Text_20_body"/>
      <text:h text:style-name="Heading_20_1" text:outline-level="1">Roles</text:h>
      <text:h text:style-name="Heading_20_10" text:outline-level="10">Roles básicos</text:h>
      <text:list xml:id="list1041737467" text:style-name="L16">
        <text:list-item>
          <text:p text:style-name="P4">Analista: representa al cliente y al usuario final, ententiendo el problema a ser resuelto y priorizando los requerimientos</text:p>
        </text:list-item>
      </text:list>
      <text:list xml:id="list1065584251" text:style-name="L17">
        <text:list-item>
          <text:p text:style-name="P5">Cualquier rol: cualquier persona que realice tareas generales.</text:p>
        </text:list-item>
        <text:list-item>
          <text:p text:style-name="P5">Arquitecto: persona cuya actividad incluye tomar las principales decisiones técnicas que limitan el diseño y la implementación del sistema.</text:p>
        </text:list-item>
        <text:list-item>
          <text:p text:style-name="P5">Desarrollador: encargado de desarrollar parte del sistema.</text:p>
        </text:list-item>
        <text:list-item>
          <text:p text:style-name="P5">Project Manager: evalua los resultados, manejar la iteración, planear la iteración, planear el proyecto</text:p>
        </text:list-item>
        <text:list-item>
          <text:p text:style-name="P5">Stakeholder: Representa los intereses que deben ser satisfechos por el proyecto.</text:p>
        </text:list-item>
        <text:list-item>
          <text:p text:style-name="P5">Tester: identifica, define, implementa y confuce las pruebas necesarias</text:p>
        </text:list-item>
      </text:list>
      <text:h text:style-name="Heading_20_10" text:outline-level="10"><text:soft-page-break/>Despliegue</text:h>
      <text:list xml:id="list2056247038" text:style-name="L20">
        <text:list-item>
          <text:p text:style-name="P6">Course developer: crea los materiales de training</text:p>
        </text:list-item>
        <text:list-item>
          <text:p text:style-name="P6">Deployment Engenieer: es el resposable para el despliegue seguro de uno o más lanzamientos en el entorno de producción.</text:p>
        </text:list-item>
        <text:list-item>
          <text:p text:style-name="P6">Deployment Manager: es responsable de la gestión y la programación de versiones sincronizadas a través de uno o más programas o líneas de productos.</text:p>
        </text:list-item>
        <text:list-item>
          <text:p text:style-name="P6">Product Owner: representa las necesidades del usuario final, definiendo el trabajo a realizar.</text:p>
        </text:list-item>
        <text:list-item>
          <text:p text:style-name="P6">Escritor técnico: desarrolla documentación sobre el producto, el mantenimiento y para el usuario</text:p>
        </text:list-item>
        <text:list-item>
          <text:p text:style-name="P6">Trainer: capacita a los usuarios finales y responsables del mantenimiento.</text:p>
        </text:list-item>
      </text:list>
      <text:p text:style-name="Text_20_body"/>
      <text:h text:style-name="Heading_20_10" text:outline-level="10">Entorno</text:h>
      <text:list xml:id="list252524864" text:style-name="L21">
        <text:list-item>
          <text:p text:style-name="P7">Ingeniero de procesos: dota al equipo de proyecto con un proceso de desarrollo adecuado, y se asegura de que los miembros del equipo no se vean obstaculizados en hacer su trabajo.</text:p>
        </text:list-item>
        <text:list-item>
          <text:p text:style-name="P7">Especialista de herramientas: brinda soporte sobre las herramientas utilizadas por el proyecto y proporciona asistencia técnica al proyecto.</text:p>
        </text:list-item>
      </text:list>
      <text:p text:style-name="Text_20_body"/>
      <text:h text:style-name="Heading_20_1" text:outline-level="1">Principios de OpenUP</text:h>
      <text:h text:style-name="Heading_20_10" text:outline-level="10">Equilibrar las prioridades de competencia para maximizar el valor para los stakeholders</text:h>
      <text:p text:style-name="Standard">Promover prácticas que permitan a los participantes en el proyecto y a los interesados desarrollar una solución que maximice los beneficios los interesados, y que sea compatible con las limitaciones impuestas en el proyecto.</text:p>
      <text:p text:style-name="Standard"/>
      <text:h text:style-name="Heading_20_10" text:outline-level="10">Colaborar para alinear los intereses y compartir el conocimiento</text:h>
      <text:p text:style-name="Standard">Promover prácticas que fomenten un ambiente de equipo saludable, permitir la colaboración y desarrollar una comprensión compartida del proyecto.</text:p>
      <text:p text:style-name="Standard"/>
      <text:h text:style-name="Heading_20_10" text:outline-level="10">Focalizarse en la arquitectura desde el pricinpio para minimizar riesgos y organizar el desarrollo</text:h>
      <text:p text:style-name="Standard">Promover prácticas que permitan al equipo centrarse en la arquitectura para minimizar los riesgos y organizar el desarrollo.</text:p>
      <text:p text:style-name="Standard"/>
      <text:h text:style-name="Heading_20_10" text:outline-level="10">Evolucionar para obtener feedback continuamente y mejorar</text:h>
      <text:p text:style-name="Standard">Promover prácticas que permiten al equipo a obtener feedback desde el principio y continuamente de los interesados, y demostrarles el valor incremental.</text:p>
      <text:h text:style-name="Heading_20_1" text:outline-level="1"/>
      <text:p text:style-name="Text_20_body"/>
      <text:p text:style-name="Text_20_body"/>
      <text:h text:style-name="Heading_20_1" text:outline-level="1"><text:soft-page-break/>¿Es ágil?</text:h>
      <text:p text:style-name="Text_20_body"/>
      <text:p text:style-name="Text_20_body">Si, ya que sus pilares y prácticas van de la mano con los principios del manifiesto ágil.</text:p>
      <text:p text:style-name="Text_20_body">Haciendo hincapié en la colaboración, entregas de valor y constante feedback con los stakeholders.</text:p>
      <text:p text:style-name="Text_20_body">Es tolerante a camb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" svg:font-family="arial, helvetica, sans-serif, kanji2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Yegro</meta:initial-creator>
    <meta:creation-date>2012-07-11T10:57:07</meta:creation-date>
    <dc:date>2012-07-11T14:48:18</dc:date>
    <dc:creator>Juan Yegro</dc:creator>
    <meta:editing-duration>PT2H21M15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4" meta:paragraph-count="72" meta:word-count="731" meta:character-count="4732" meta:non-whitespace-character-count="4118"/>
  </office:meta>
</office:document-meta>
</file>